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70DD954D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D000000DD70DD954D.svm" manifest:media-type=""/>
  <manifest:file-entry manifest:full-path="Object 4/Pictures/2000000A000000DD000000D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0 20 20 10" table:style-name="ta1">
        <table:shapes>
          <draw:frame draw:z-index="0" draw:style-name="gr1" draw:text-style-name="P1" svg:width="6.2988in" svg:height="3.5429in" svg:x="10.4244in" svg:y="0.1335in">
            <draw:object draw:notify-on-update-of-ranges="'20 20 20 10'.A1:'20 20 20 10'.A1 '20 20 20 10'.A2:'20 20 20 10'.A101 '20 20 20 10'.B1:'20 20 20 10'.B1 '20 20 20 10'.B2:'20 20 20 10'.B101 '20 20 20 10'.A1:'20 20 20 10'.A1 '20 20 20 10'.A2:'20 20 20 10'.A101 '20 20 20 10'.C1:'20 20 20 10'.C1 '20 20 20 10'.C2:'20 20 20 10'.C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374in" svg:y="3.9843in">
            <draw:object draw:notify-on-update-of-ranges="'20 20 20 10'.A2:'20 20 20 10'.A101 '20 20 20 10'.D1:'20 20 20 10'.D1 '20 20 20 10'.D2:'20 20 20 10'.D101 '20 20 20 10'.A2:'20 20 20 10'.A101 '20 20 20 10'.E1:'20 20 20 10'.E1 '20 20 20 10'.E2:'20 20 20 10'.E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14" calcext:value-type="float">
            <text:p>0.414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3" calcext:value-type="float">
            <text:p>0.743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66" calcext:value-type="float">
            <text:p>0.966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" calcext:value-type="float">
            <text:p>0.833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77" calcext:value-type="float">
            <text:p>2.477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9" calcext:value-type="float">
            <text:p>3.239</text:p>
          </table:table-cell>
          <table:table-cell office:value-type="float" office:value="2.534" calcext:value-type="float">
            <text:p>2.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222" calcext:value-type="float">
            <text:p>5.222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27" calcext:value-type="float">
            <text:p>6.027</text:p>
          </table:table-cell>
          <table:table-cell office:value-type="float" office:value="1.368" calcext:value-type="float">
            <text:p>1.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.254" calcext:value-type="float">
            <text:p>24.254</text:p>
          </table:table-cell>
          <table:table-cell office:value-type="float" office:value="4.342" calcext:value-type="float">
            <text:p>4.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82" calcext:value-type="float">
            <text:p>14.082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.035" calcext:value-type="float">
            <text:p>23.035</text:p>
          </table:table-cell>
          <table:table-cell office:value-type="float" office:value="3.957" calcext:value-type="float">
            <text:p>3.9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06" calcext:value-type="float">
            <text:p>26.306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085" calcext:value-type="float">
            <text:p>91.085</text:p>
          </table:table-cell>
          <table:table-cell office:value-type="float" office:value="4.995" calcext:value-type="float">
            <text:p>4.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.212" calcext:value-type="float">
            <text:p>27.212</text:p>
          </table:table-cell>
          <table:table-cell office:value-type="float" office:value="3.293" calcext:value-type="float">
            <text:p>3.2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6.538" calcext:value-type="float">
            <text:p>56.538</text:p>
          </table:table-cell>
          <table:table-cell office:value-type="float" office:value="9.903" calcext:value-type="float">
            <text:p>9.9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.537" calcext:value-type="float">
            <text:p>66.537</text:p>
          </table:table-cell>
          <table:table-cell office:value-type="float" office:value="5.869" calcext:value-type="float">
            <text:p>5.8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.205" calcext:value-type="float">
            <text:p>74.205</text:p>
          </table:table-cell>
          <table:table-cell office:value-type="float" office:value="8.372" calcext:value-type="float">
            <text:p>8.3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123" calcext:value-type="float">
            <text:p>126.123</text:p>
          </table:table-cell>
          <table:table-cell office:value-type="float" office:value="10.245" calcext:value-type="float">
            <text:p>10.2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5.089" calcext:value-type="float">
            <text:p>155.089</text:p>
          </table:table-cell>
          <table:table-cell office:value-type="float" office:value="5.419" calcext:value-type="float">
            <text:p>5.4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.744" calcext:value-type="float">
            <text:p>136.744</text:p>
          </table:table-cell>
          <table:table-cell office:value-type="float" office:value="7.901" calcext:value-type="float">
            <text:p>7.9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65.061" calcext:value-type="float">
            <text:p>265.061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.583" calcext:value-type="float">
            <text:p>286.583</text:p>
          </table:table-cell>
          <table:table-cell office:value-type="float" office:value="7.629" calcext:value-type="float">
            <text:p>7.6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3.204" calcext:value-type="float">
            <text:p>233.204</text:p>
          </table:table-cell>
          <table:table-cell office:value-type="float" office:value="15.405" calcext:value-type="float">
            <text:p>15.4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8.864" calcext:value-type="float">
            <text:p>338.864</text:p>
          </table:table-cell>
          <table:table-cell office:value-type="float" office:value="8.994" calcext:value-type="float">
            <text:p>8.9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4.67" calcext:value-type="float">
            <text:p>374.67</text:p>
          </table:table-cell>
          <table:table-cell office:value-type="float" office:value="16.941" calcext:value-type="float">
            <text:p>16.9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3.384" calcext:value-type="float">
            <text:p>363.38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11.25" calcext:value-type="float">
            <text:p>411.25</text:p>
          </table:table-cell>
          <table:table-cell office:value-type="float" office:value="28.194" calcext:value-type="float">
            <text:p>28.1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6.392" calcext:value-type="float">
            <text:p>666.392</text:p>
          </table:table-cell>
          <table:table-cell office:value-type="float" office:value="24.031" calcext:value-type="float">
            <text:p>24.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88.225" calcext:value-type="float">
            <text:p>388.225</text:p>
          </table:table-cell>
          <table:table-cell office:value-type="float" office:value="18.313" calcext:value-type="float">
            <text:p>18.3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3.721" calcext:value-type="float">
            <text:p>433.721</text:p>
          </table:table-cell>
          <table:table-cell office:value-type="float" office:value="19.605" calcext:value-type="float">
            <text:p>19.6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56.81" calcext:value-type="float">
            <text:p>1056.81</text:p>
          </table:table-cell>
          <table:table-cell office:value-type="float" office:value="22.964" calcext:value-type="float">
            <text:p>22.9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2.632" calcext:value-type="float">
            <text:p>522.632</text:p>
          </table:table-cell>
          <table:table-cell office:value-type="float" office:value="23.113" calcext:value-type="float">
            <text:p>23.1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5.799" calcext:value-type="float">
            <text:p>955.799</text:p>
          </table:table-cell>
          <table:table-cell office:value-type="float" office:value="38.908" calcext:value-type="float">
            <text:p>38.9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5.1" calcext:value-type="float">
            <text:p>545.1</text:p>
          </table:table-cell>
          <table:table-cell office:value-type="float" office:value="25.092" calcext:value-type="float">
            <text:p>25.0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23.68" calcext:value-type="float">
            <text:p>1423.68</text:p>
          </table:table-cell>
          <table:table-cell office:value-type="float" office:value="47.695" calcext:value-type="float">
            <text:p>47.6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38.543" calcext:value-type="float">
            <text:p>738.543</text:p>
          </table:table-cell>
          <table:table-cell office:value-type="float" office:value="32.743" calcext:value-type="float">
            <text:p>32.7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18.81" calcext:value-type="float">
            <text:p>1918.81</text:p>
          </table:table-cell>
          <table:table-cell office:value-type="float" office:value="50.74" calcext:value-type="float">
            <text:p>50.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21.88" calcext:value-type="float">
            <text:p>1621.88</text:p>
          </table:table-cell>
          <table:table-cell office:value-type="float" office:value="24.762" calcext:value-type="float">
            <text:p>24.7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0.33" calcext:value-type="float">
            <text:p>1540.33</text:p>
          </table:table-cell>
          <table:table-cell office:value-type="float" office:value="45.27" calcext:value-type="float">
            <text:p>45.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13.73" calcext:value-type="float">
            <text:p>1213.73</text:p>
          </table:table-cell>
          <table:table-cell office:value-type="float" office:value="37.22" calcext:value-type="float">
            <text:p>37.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52.97" calcext:value-type="float">
            <text:p>1452.97</text:p>
          </table:table-cell>
          <table:table-cell office:value-type="float" office:value="27.283" calcext:value-type="float">
            <text:p>27.2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6.84" calcext:value-type="float">
            <text:p>2026.84</text:p>
          </table:table-cell>
          <table:table-cell office:value-type="float" office:value="37.073" calcext:value-type="float">
            <text:p>37.0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89.94" calcext:value-type="float">
            <text:p>2589.94</text:p>
          </table:table-cell>
          <table:table-cell office:value-type="float" office:value="51.982" calcext:value-type="float">
            <text:p>51.9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216.05" calcext:value-type="float">
            <text:p>2216.05</text:p>
          </table:table-cell>
          <table:table-cell office:value-type="float" office:value="50.576" calcext:value-type="float">
            <text:p>50.5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89.85" calcext:value-type="float">
            <text:p>2189.85</text:p>
          </table:table-cell>
          <table:table-cell office:value-type="float" office:value="53.406" calcext:value-type="float">
            <text:p>53.4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0.71" calcext:value-type="float">
            <text:p>1370.71</text:p>
          </table:table-cell>
          <table:table-cell office:value-type="float" office:value="33.24" calcext:value-type="float">
            <text:p>33.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23.15" calcext:value-type="float">
            <text:p>1923.15</text:p>
          </table:table-cell>
          <table:table-cell office:value-type="float" office:value="39.771" calcext:value-type="float">
            <text:p>39.7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80.79" calcext:value-type="float">
            <text:p>2880.79</text:p>
          </table:table-cell>
          <table:table-cell office:value-type="float" office:value="38.972" calcext:value-type="float">
            <text:p>38.9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88.78" calcext:value-type="float">
            <text:p>2288.78</text:p>
          </table:table-cell>
          <table:table-cell office:value-type="float" office:value="54.647" calcext:value-type="float">
            <text:p>54.6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.12" calcext:value-type="float">
            <text:p>2124.12</text:p>
          </table:table-cell>
          <table:table-cell office:value-type="float" office:value="44.346" calcext:value-type="float">
            <text:p>44.3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3.1" calcext:value-type="float">
            <text:p>5003.1</text:p>
          </table:table-cell>
          <table:table-cell office:value-type="float" office:value="52.908" calcext:value-type="float">
            <text:p>52.9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8.53" calcext:value-type="float">
            <text:p>1508.53</text:p>
          </table:table-cell>
          <table:table-cell office:value-type="float" office:value="91.486" calcext:value-type="float">
            <text:p>91.4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77.58" calcext:value-type="float">
            <text:p>3477.58</text:p>
          </table:table-cell>
          <table:table-cell office:value-type="float" office:value="60.821" calcext:value-type="float">
            <text:p>60.8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42.32" calcext:value-type="float">
            <text:p>3142.32</text:p>
          </table:table-cell>
          <table:table-cell office:value-type="float" office:value="45.792" calcext:value-type="float">
            <text:p>45.7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06.85" calcext:value-type="float">
            <text:p>4606.85</text:p>
          </table:table-cell>
          <table:table-cell office:value-type="float" office:value="65.894" calcext:value-type="float">
            <text:p>65.8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01.21" calcext:value-type="float">
            <text:p>2401.21</text:p>
          </table:table-cell>
          <table:table-cell office:value-type="float" office:value="110.154" calcext:value-type="float">
            <text:p>110.1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66.84" calcext:value-type="float">
            <text:p>2866.84</text:p>
          </table:table-cell>
          <table:table-cell office:value-type="float" office:value="83.642" calcext:value-type="float">
            <text:p>83.6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89.5" calcext:value-type="float">
            <text:p>3389.5</text:p>
          </table:table-cell>
          <table:table-cell office:value-type="float" office:value="80.606" calcext:value-type="float">
            <text:p>80.6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25.52" calcext:value-type="float">
            <text:p>5525.52</text:p>
          </table:table-cell>
          <table:table-cell office:value-type="float" office:value="103.168" calcext:value-type="float">
            <text:p>103.1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47.97" calcext:value-type="float">
            <text:p>6147.97</text:p>
          </table:table-cell>
          <table:table-cell office:value-type="float" office:value="187.647" calcext:value-type="float">
            <text:p>187.6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182.55" calcext:value-type="float">
            <text:p>5182.55</text:p>
          </table:table-cell>
          <table:table-cell office:value-type="float" office:value="78.137" calcext:value-type="float">
            <text:p>78.1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47.76" calcext:value-type="float">
            <text:p>7147.76</text:p>
          </table:table-cell>
          <table:table-cell office:value-type="float" office:value="265.581" calcext:value-type="float">
            <text:p>265.5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216.6" calcext:value-type="float">
            <text:p>10216.6</text:p>
          </table:table-cell>
          <table:table-cell office:value-type="float" office:value="120.246" calcext:value-type="float">
            <text:p>120.2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75.79" calcext:value-type="float">
            <text:p>5275.79</text:p>
          </table:table-cell>
          <table:table-cell office:value-type="float" office:value="81.218" calcext:value-type="float">
            <text:p>81.2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77.41" calcext:value-type="float">
            <text:p>6477.41</text:p>
          </table:table-cell>
          <table:table-cell office:value-type="float" office:value="209.373" calcext:value-type="float">
            <text:p>209.3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60.29" calcext:value-type="float">
            <text:p>9060.29</text:p>
          </table:table-cell>
          <table:table-cell office:value-type="float" office:value="94.637" calcext:value-type="float">
            <text:p>94.6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.3" calcext:value-type="float">
            <text:p>12345.3</text:p>
          </table:table-cell>
          <table:table-cell office:value-type="float" office:value="258.884" calcext:value-type="float">
            <text:p>258.8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459.02" calcext:value-type="float">
            <text:p>7459.02</text:p>
          </table:table-cell>
          <table:table-cell office:value-type="float" office:value="113.089" calcext:value-type="float">
            <text:p>113.0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228.9" calcext:value-type="float">
            <text:p>15228.9</text:p>
          </table:table-cell>
          <table:table-cell office:value-type="float" office:value="118.121" calcext:value-type="float">
            <text:p>118.1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110.91" calcext:value-type="float">
            <text:p>8110.91</text:p>
          </table:table-cell>
          <table:table-cell office:value-type="float" office:value="235.824" calcext:value-type="float">
            <text:p>235.8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71.6" calcext:value-type="float">
            <text:p>6771.6</text:p>
          </table:table-cell>
          <table:table-cell office:value-type="float" office:value="156.467" calcext:value-type="float">
            <text:p>156.4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33.71" calcext:value-type="float">
            <text:p>8033.71</text:p>
          </table:table-cell>
          <table:table-cell office:value-type="float" office:value="132.035" calcext:value-type="float">
            <text:p>132.0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626.6" calcext:value-type="float">
            <text:p>12626.6</text:p>
          </table:table-cell>
          <table:table-cell office:value-type="float" office:value="228.774" calcext:value-type="float">
            <text:p>228.7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95.87" calcext:value-type="float">
            <text:p>6895.87</text:p>
          </table:table-cell>
          <table:table-cell office:value-type="float" office:value="180.516" calcext:value-type="float">
            <text:p>180.5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155.5" calcext:value-type="float">
            <text:p>14155.5</text:p>
          </table:table-cell>
          <table:table-cell office:value-type="float" office:value="303.786" calcext:value-type="float">
            <text:p>303.7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782.5" calcext:value-type="float">
            <text:p>24782.5</text:p>
          </table:table-cell>
          <table:table-cell office:value-type="float" office:value="178.006" calcext:value-type="float">
            <text:p>178.0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494.4" calcext:value-type="float">
            <text:p>18494.4</text:p>
          </table:table-cell>
          <table:table-cell office:value-type="float" office:value="187.117" calcext:value-type="float">
            <text:p>187.1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652.1" calcext:value-type="float">
            <text:p>13652.1</text:p>
          </table:table-cell>
          <table:table-cell office:value-type="float" office:value="252.146" calcext:value-type="float">
            <text:p>252.1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411.9" calcext:value-type="float">
            <text:p>23411.9</text:p>
          </table:table-cell>
          <table:table-cell office:value-type="float" office:value="295.332" calcext:value-type="float">
            <text:p>295.3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995.3" calcext:value-type="float">
            <text:p>14995.3</text:p>
          </table:table-cell>
          <table:table-cell office:value-type="float" office:value="176.228" calcext:value-type="float">
            <text:p>176.2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270" calcext:value-type="float">
            <text:p>30270</text:p>
          </table:table-cell>
          <table:table-cell office:value-type="float" office:value="191.13" calcext:value-type="float">
            <text:p>191.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41.5" calcext:value-type="float">
            <text:p>17941.5</text:p>
          </table:table-cell>
          <table:table-cell office:value-type="float" office:value="217.94" calcext:value-type="float">
            <text:p>217.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061.6" calcext:value-type="float">
            <text:p>23061.6</text:p>
          </table:table-cell>
          <table:table-cell office:value-type="float" office:value="441.833" calcext:value-type="float">
            <text:p>441.8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422.7" calcext:value-type="float">
            <text:p>21422.7</text:p>
          </table:table-cell>
          <table:table-cell office:value-type="float" office:value="186.187" calcext:value-type="float">
            <text:p>186.1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298.1" calcext:value-type="float">
            <text:p>23298.1</text:p>
          </table:table-cell>
          <table:table-cell office:value-type="float" office:value="190.868" calcext:value-type="float">
            <text:p>190.8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229.3" calcext:value-type="float">
            <text:p>17229.3</text:p>
          </table:table-cell>
          <table:table-cell office:value-type="float" office:value="160.091" calcext:value-type="float">
            <text:p>160.0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706.9" calcext:value-type="float">
            <text:p>28706.9</text:p>
          </table:table-cell>
          <table:table-cell office:value-type="float" office:value="294.044" calcext:value-type="float">
            <text:p>294.0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986.8" calcext:value-type="float">
            <text:p>17986.8</text:p>
          </table:table-cell>
          <table:table-cell office:value-type="float" office:value="419.918" calcext:value-type="float">
            <text:p>419.9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943.6" calcext:value-type="float">
            <text:p>33943.6</text:p>
          </table:table-cell>
          <table:table-cell office:value-type="float" office:value="326.033" calcext:value-type="float">
            <text:p>326.0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978.6" calcext:value-type="float">
            <text:p>32978.6</text:p>
          </table:table-cell>
          <table:table-cell office:value-type="float" office:value="177.264" calcext:value-type="float">
            <text:p>177.2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765.2" calcext:value-type="float">
            <text:p>53765.2</text:p>
          </table:table-cell>
          <table:table-cell office:value-type="float" office:value="229.287" calcext:value-type="float">
            <text:p>229.2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559.8" calcext:value-type="float">
            <text:p>46559.8</text:p>
          </table:table-cell>
          <table:table-cell office:value-type="float" office:value="327.123" calcext:value-type="float">
            <text:p>327.1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46" calcext:value-type="float">
            <text:p>24146</text:p>
          </table:table-cell>
          <table:table-cell office:value-type="float" office:value="260.465" calcext:value-type="float">
            <text:p>260.4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83.1" calcext:value-type="float">
            <text:p>24783.1</text:p>
          </table:table-cell>
          <table:table-cell office:value-type="float" office:value="299.785" calcext:value-type="float">
            <text:p>299.7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130.8" calcext:value-type="float">
            <text:p>25130.8</text:p>
          </table:table-cell>
          <table:table-cell office:value-type="float" office:value="303.135" calcext:value-type="float">
            <text:p>303.1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457.3" calcext:value-type="float">
            <text:p>37457.3</text:p>
          </table:table-cell>
          <table:table-cell office:value-type="float" office:value="373.192" calcext:value-type="float">
            <text:p>373.1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561.7" calcext:value-type="float">
            <text:p>31561.7</text:p>
          </table:table-cell>
          <table:table-cell office:value-type="float" office:value="442.41" calcext:value-type="float">
            <text:p>442.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545" calcext:value-type="float">
            <text:p>29545</text:p>
          </table:table-cell>
          <table:table-cell office:value-type="float" office:value="285.18" calcext:value-type="float">
            <text:p>285.18</text:p>
          </table:table-cell>
        </table:table-row>
      </table:table>
      <table:table table:name="20 20 20 50" table:style-name="ta1">
        <table:shapes>
          <draw:frame draw:z-index="0" draw:style-name="gr1" draw:text-style-name="P1" svg:width="6.2988in" svg:height="3.5429in" svg:x="6.7929in" svg:y="0.5626in">
            <draw:object draw:notify-on-update-of-ranges="'20 20 20 50'.A1:'20 20 20 50'.A1 '20 20 20 50'.A2:'20 20 20 50'.A101 '20 20 20 50'.B1:'20 20 20 50'.B1 '20 20 20 50'.B2:'20 20 20 50'.B101 '20 20 20 50'.A1:'20 20 20 50'.A1 '20 20 20 50'.A2:'20 20 20 50'.A101 '20 20 20 50'.C1:'20 20 20 50'.C1 '20 20 20 50'.C2:'20 20 20 50'.C1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53in" svg:x="6.8941in" svg:y="4.5594in">
            <draw:object draw:notify-on-update-of-ranges="'20 20 20 50'.A2:'20 20 20 50'.A101 '20 20 20 50'.D1:'20 20 20 50'.D1 '20 20 20 50'.D2:'20 20 20 50'.D101 '20 20 20 50'.A2:'20 20 20 50'.A101 '20 20 20 50'.E1:'20 20 20 50'.E1 '20 20 20 50'.E2:'20 20 20 50'.E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94" calcext:value-type="float">
            <text:p>1.94</text:p>
          </table:table-cell>
          <table:table-cell office:value-type="float" office:value="2.111" calcext:value-type="float">
            <text:p>2.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3" calcext:value-type="float">
            <text:p>2.983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756" calcext:value-type="float">
            <text:p>2.756</text:p>
          </table:table-cell>
          <table:table-cell office:value-type="float" office:value="3.923" calcext:value-type="float">
            <text:p>3.9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1" calcext:value-type="float">
            <text:p>3.451</text:p>
          </table:table-cell>
          <table:table-cell office:value-type="float" office:value="1.803" calcext:value-type="float">
            <text:p>1.8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683" calcext:value-type="float">
            <text:p>16.683</text:p>
          </table:table-cell>
          <table:table-cell office:value-type="float" office:value="4.447" calcext:value-type="float">
            <text:p>4.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91" calcext:value-type="float">
            <text:p>12.691</text:p>
          </table:table-cell>
          <table:table-cell office:value-type="float" office:value="3.398" calcext:value-type="float">
            <text:p>3.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37" calcext:value-type="float">
            <text:p>25.37</text:p>
          </table:table-cell>
          <table:table-cell office:value-type="float" office:value="6.197" calcext:value-type="float">
            <text:p>6.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34" calcext:value-type="float">
            <text:p>28.634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.399" calcext:value-type="float">
            <text:p>52.399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.442" calcext:value-type="float">
            <text:p>59.442</text:p>
          </table:table-cell>
          <table:table-cell office:value-type="float" office:value="11.787" calcext:value-type="float">
            <text:p>11.7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.394" calcext:value-type="float">
            <text:p>77.394</text:p>
          </table:table-cell>
          <table:table-cell office:value-type="float" office:value="15.255" calcext:value-type="float">
            <text:p>15.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596" calcext:value-type="float">
            <text:p>127.596</text:p>
          </table:table-cell>
          <table:table-cell office:value-type="float" office:value="20.247" calcext:value-type="float">
            <text:p>20.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.46" calcext:value-type="float">
            <text:p>195.46</text:p>
          </table:table-cell>
          <table:table-cell office:value-type="float" office:value="19.068" calcext:value-type="float">
            <text:p>19.0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.329" calcext:value-type="float">
            <text:p>219.329</text:p>
          </table:table-cell>
          <table:table-cell office:value-type="float" office:value="15.219" calcext:value-type="float">
            <text:p>15.2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5.575" calcext:value-type="float">
            <text:p>445.575</text:p>
          </table:table-cell>
          <table:table-cell office:value-type="float" office:value="23.334" calcext:value-type="float">
            <text:p>23.3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5.234" calcext:value-type="float">
            <text:p>385.234</text:p>
          </table:table-cell>
          <table:table-cell office:value-type="float" office:value="20.281" calcext:value-type="float">
            <text:p>20.2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29" calcext:value-type="float">
            <text:p>367.29</text:p>
          </table:table-cell>
          <table:table-cell office:value-type="float" office:value="19.869" calcext:value-type="float">
            <text:p>19.8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.466" calcext:value-type="float">
            <text:p>338.466</text:p>
          </table:table-cell>
          <table:table-cell office:value-type="float" office:value="32.829" calcext:value-type="float">
            <text:p>32.8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8.015" calcext:value-type="float">
            <text:p>768.015</text:p>
          </table:table-cell>
          <table:table-cell office:value-type="float" office:value="37.11" calcext:value-type="float">
            <text:p>37.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.415" calcext:value-type="float">
            <text:p>534.415</text:p>
          </table:table-cell>
          <table:table-cell office:value-type="float" office:value="27.632" calcext:value-type="float">
            <text:p>27.6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1.398" calcext:value-type="float">
            <text:p>821.398</text:p>
          </table:table-cell>
          <table:table-cell office:value-type="float" office:value="41.627" calcext:value-type="float">
            <text:p>41.6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.805" calcext:value-type="float">
            <text:p>615.805</text:p>
          </table:table-cell>
          <table:table-cell office:value-type="float" office:value="35.132" calcext:value-type="float">
            <text:p>35.1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50.45" calcext:value-type="float">
            <text:p>1550.45</text:p>
          </table:table-cell>
          <table:table-cell office:value-type="float" office:value="50.126" calcext:value-type="float">
            <text:p>50.1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4.42" calcext:value-type="float">
            <text:p>1024.42</text:p>
          </table:table-cell>
          <table:table-cell office:value-type="float" office:value="38.611" calcext:value-type="float">
            <text:p>38.6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5.9" calcext:value-type="float">
            <text:p>1645.9</text:p>
          </table:table-cell>
          <table:table-cell office:value-type="float" office:value="81.842" calcext:value-type="float">
            <text:p>81.8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55.64" calcext:value-type="float">
            <text:p>1655.64</text:p>
          </table:table-cell>
          <table:table-cell office:value-type="float" office:value="93.807" calcext:value-type="float">
            <text:p>93.8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40.87" calcext:value-type="float">
            <text:p>2540.87</text:p>
          </table:table-cell>
          <table:table-cell office:value-type="float" office:value="99.422" calcext:value-type="float">
            <text:p>99.4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55.65" calcext:value-type="float">
            <text:p>2355.65</text:p>
          </table:table-cell>
          <table:table-cell office:value-type="float" office:value="109.194" calcext:value-type="float">
            <text:p>109.1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25.74" calcext:value-type="float">
            <text:p>1925.74</text:p>
          </table:table-cell>
          <table:table-cell office:value-type="float" office:value="92.14" calcext:value-type="float">
            <text:p>92.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55.18" calcext:value-type="float">
            <text:p>1455.18</text:p>
          </table:table-cell>
          <table:table-cell office:value-type="float" office:value="89.524" calcext:value-type="float">
            <text:p>89.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42.67" calcext:value-type="float">
            <text:p>2742.67</text:p>
          </table:table-cell>
          <table:table-cell office:value-type="float" office:value="125.33" calcext:value-type="float">
            <text:p>125.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84.53" calcext:value-type="float">
            <text:p>2884.53</text:p>
          </table:table-cell>
          <table:table-cell office:value-type="float" office:value="125.446" calcext:value-type="float">
            <text:p>125.4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07.52" calcext:value-type="float">
            <text:p>2207.52</text:p>
          </table:table-cell>
          <table:table-cell office:value-type="float" office:value="90.881" calcext:value-type="float">
            <text:p>90.8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20.99" calcext:value-type="float">
            <text:p>2820.99</text:p>
          </table:table-cell>
          <table:table-cell office:value-type="float" office:value="102.959" calcext:value-type="float">
            <text:p>102.9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31.26" calcext:value-type="float">
            <text:p>3031.26</text:p>
          </table:table-cell>
          <table:table-cell office:value-type="float" office:value="154.972" calcext:value-type="float">
            <text:p>154.9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50.39" calcext:value-type="float">
            <text:p>4950.39</text:p>
          </table:table-cell>
          <table:table-cell office:value-type="float" office:value="230.426" calcext:value-type="float">
            <text:p>230.4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29.2" calcext:value-type="float">
            <text:p>10629.2</text:p>
          </table:table-cell>
          <table:table-cell office:value-type="float" office:value="321.283" calcext:value-type="float">
            <text:p>321.2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63.8" calcext:value-type="float">
            <text:p>5563.8</text:p>
          </table:table-cell>
          <table:table-cell office:value-type="float" office:value="134.877" calcext:value-type="float">
            <text:p>134.8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86.37" calcext:value-type="float">
            <text:p>9086.37</text:p>
          </table:table-cell>
          <table:table-cell office:value-type="float" office:value="181.768" calcext:value-type="float">
            <text:p>181.7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34.2" calcext:value-type="float">
            <text:p>10734.2</text:p>
          </table:table-cell>
          <table:table-cell office:value-type="float" office:value="241.499" calcext:value-type="float">
            <text:p>241.4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83.74" calcext:value-type="float">
            <text:p>5683.74</text:p>
          </table:table-cell>
          <table:table-cell office:value-type="float" office:value="131.491" calcext:value-type="float">
            <text:p>131.4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3.2" calcext:value-type="float">
            <text:p>12373.2</text:p>
          </table:table-cell>
          <table:table-cell office:value-type="float" office:value="259.661" calcext:value-type="float">
            <text:p>259.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502.06" calcext:value-type="float">
            <text:p>6502.06</text:p>
          </table:table-cell>
          <table:table-cell office:value-type="float" office:value="342.827" calcext:value-type="float">
            <text:p>342.8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307.4" calcext:value-type="float">
            <text:p>12307.4</text:p>
          </table:table-cell>
          <table:table-cell office:value-type="float" office:value="260.027" calcext:value-type="float">
            <text:p>260.0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99.52" calcext:value-type="float">
            <text:p>7499.52</text:p>
          </table:table-cell>
          <table:table-cell office:value-type="float" office:value="182.005" calcext:value-type="float">
            <text:p>182.0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5.74" calcext:value-type="float">
            <text:p>5645.74</text:p>
          </table:table-cell>
          <table:table-cell office:value-type="float" office:value="135.709" calcext:value-type="float">
            <text:p>135.7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42.3" calcext:value-type="float">
            <text:p>18342.3</text:p>
          </table:table-cell>
          <table:table-cell office:value-type="float" office:value="199.073" calcext:value-type="float">
            <text:p>199.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5.3" calcext:value-type="float">
            <text:p>19085.3</text:p>
          </table:table-cell>
          <table:table-cell office:value-type="float" office:value="183.395" calcext:value-type="float">
            <text:p>183.3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74.9" calcext:value-type="float">
            <text:p>11074.9</text:p>
          </table:table-cell>
          <table:table-cell office:value-type="float" office:value="351.274" calcext:value-type="float">
            <text:p>351.2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79" calcext:value-type="float">
            <text:p>10179</text:p>
          </table:table-cell>
          <table:table-cell office:value-type="float" office:value="177.352" calcext:value-type="float">
            <text:p>177.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0.4" calcext:value-type="float">
            <text:p>13560.4</text:p>
          </table:table-cell>
          <table:table-cell office:value-type="float" office:value="263.469" calcext:value-type="float">
            <text:p>263.4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34.3" calcext:value-type="float">
            <text:p>12234.3</text:p>
          </table:table-cell>
          <table:table-cell office:value-type="float" office:value="172.135" calcext:value-type="float">
            <text:p>172.1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92.9" calcext:value-type="float">
            <text:p>22592.9</text:p>
          </table:table-cell>
          <table:table-cell office:value-type="float" office:value="353.75" calcext:value-type="float">
            <text:p>353.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0.3" calcext:value-type="float">
            <text:p>10410.3</text:p>
          </table:table-cell>
          <table:table-cell office:value-type="float" office:value="324.561" calcext:value-type="float">
            <text:p>324.5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810.2" calcext:value-type="float">
            <text:p>23810.2</text:p>
          </table:table-cell>
          <table:table-cell office:value-type="float" office:value="789.979" calcext:value-type="float">
            <text:p>789.9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380.1" calcext:value-type="float">
            <text:p>32380.1</text:p>
          </table:table-cell>
          <table:table-cell office:value-type="float" office:value="537.943" calcext:value-type="float">
            <text:p>537.9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62.6" calcext:value-type="float">
            <text:p>15862.6</text:p>
          </table:table-cell>
          <table:table-cell office:value-type="float" office:value="471.444" calcext:value-type="float">
            <text:p>471.4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84.6" calcext:value-type="float">
            <text:p>20284.6</text:p>
          </table:table-cell>
          <table:table-cell office:value-type="float" office:value="410.086" calcext:value-type="float">
            <text:p>410.0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528.5" calcext:value-type="float">
            <text:p>16528.5</text:p>
          </table:table-cell>
          <table:table-cell office:value-type="float" office:value="671.431" calcext:value-type="float">
            <text:p>671.4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89.1" calcext:value-type="float">
            <text:p>28389.1</text:p>
          </table:table-cell>
          <table:table-cell office:value-type="float" office:value="843.812" calcext:value-type="float">
            <text:p>843.8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04.3" calcext:value-type="float">
            <text:p>21704.3</text:p>
          </table:table-cell>
          <table:table-cell office:value-type="float" office:value="733.831" calcext:value-type="float">
            <text:p>733.8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203.4" calcext:value-type="float">
            <text:p>28203.4</text:p>
          </table:table-cell>
          <table:table-cell office:value-type="float" office:value="411.423" calcext:value-type="float">
            <text:p>411.4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2037.1" calcext:value-type="float">
            <text:p>62037.1</text:p>
          </table:table-cell>
          <table:table-cell office:value-type="float" office:value="728.178" calcext:value-type="float">
            <text:p>728.1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12.4" calcext:value-type="float">
            <text:p>20012.4</text:p>
          </table:table-cell>
          <table:table-cell office:value-type="float" office:value="534.176" calcext:value-type="float">
            <text:p>534.1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383.4" calcext:value-type="float">
            <text:p>42383.4</text:p>
          </table:table-cell>
          <table:table-cell office:value-type="float" office:value="870.645" calcext:value-type="float">
            <text:p>870.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121.5" calcext:value-type="float">
            <text:p>49121.5</text:p>
          </table:table-cell>
          <table:table-cell office:value-type="float" office:value="404.559" calcext:value-type="float">
            <text:p>404.5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920.5" calcext:value-type="float">
            <text:p>55920.5</text:p>
          </table:table-cell>
          <table:table-cell office:value-type="float" office:value="534.698" calcext:value-type="float">
            <text:p>534.6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727.6" calcext:value-type="float">
            <text:p>68727.6</text:p>
          </table:table-cell>
          <table:table-cell office:value-type="float" office:value="729.983" calcext:value-type="float">
            <text:p>729.9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265.1" calcext:value-type="float">
            <text:p>64265.1</text:p>
          </table:table-cell>
          <table:table-cell office:value-type="float" office:value="1010.03" calcext:value-type="float">
            <text:p>1010.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859.7" calcext:value-type="float">
            <text:p>50859.7</text:p>
          </table:table-cell>
          <table:table-cell office:value-type="float" office:value="627.99" calcext:value-type="float">
            <text:p>627.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49.7" calcext:value-type="float">
            <text:p>59049.7</text:p>
          </table:table-cell>
          <table:table-cell office:value-type="float" office:value="658.855" calcext:value-type="float">
            <text:p>658.8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4443.1" calcext:value-type="float">
            <text:p>74443.1</text:p>
          </table:table-cell>
          <table:table-cell office:value-type="float" office:value="847.884" calcext:value-type="float">
            <text:p>847.8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534.5" calcext:value-type="float">
            <text:p>52534.5</text:p>
          </table:table-cell>
          <table:table-cell office:value-type="float" office:value="742.354" calcext:value-type="float">
            <text:p>742.3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131.8" calcext:value-type="float">
            <text:p>56131.8</text:p>
          </table:table-cell>
          <table:table-cell office:value-type="float" office:value="1033.18" calcext:value-type="float">
            <text:p>1033.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252.4" calcext:value-type="float">
            <text:p>45252.4</text:p>
          </table:table-cell>
          <table:table-cell office:value-type="float" office:value="661.478" calcext:value-type="float">
            <text:p>661.4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662.6" calcext:value-type="float">
            <text:p>62662.6</text:p>
          </table:table-cell>
          <table:table-cell office:value-type="float" office:value="673.081" calcext:value-type="float">
            <text:p>673.0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874.6" calcext:value-type="float">
            <text:p>93874.6</text:p>
          </table:table-cell>
          <table:table-cell office:value-type="float" office:value="877.018" calcext:value-type="float">
            <text:p>877.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403" calcext:value-type="float">
            <text:p>200403</text:p>
          </table:table-cell>
          <table:table-cell office:value-type="float" office:value="1245.86" calcext:value-type="float">
            <text:p>1245.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9463" calcext:value-type="float">
            <text:p>109463</text:p>
          </table:table-cell>
          <table:table-cell office:value-type="float" office:value="854.228" calcext:value-type="float">
            <text:p>854.2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111.9" calcext:value-type="float">
            <text:p>46111.9</text:p>
          </table:table-cell>
          <table:table-cell office:value-type="float" office:value="693.837" calcext:value-type="float">
            <text:p>693.8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469.8" calcext:value-type="float">
            <text:p>85469.8</text:p>
          </table:table-cell>
          <table:table-cell office:value-type="float" office:value="955.069" calcext:value-type="float">
            <text:p>955.0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78.4" calcext:value-type="float">
            <text:p>75978.4</text:p>
          </table:table-cell>
          <table:table-cell office:value-type="float" office:value="861.396" calcext:value-type="float">
            <text:p>861.3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266" calcext:value-type="float">
            <text:p>159266</text:p>
          </table:table-cell>
          <table:table-cell office:value-type="float" office:value="1347.15" calcext:value-type="float">
            <text:p>1347.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535" calcext:value-type="float">
            <text:p>105535</text:p>
          </table:table-cell>
          <table:table-cell office:value-type="float" office:value="1281.45" calcext:value-type="float">
            <text:p>1281.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650.2" calcext:value-type="float">
            <text:p>93650.2</text:p>
          </table:table-cell>
          <table:table-cell office:value-type="float" office:value="1061.03" calcext:value-type="float">
            <text:p>1061.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433" calcext:value-type="float">
            <text:p>84433</text:p>
          </table:table-cell>
          <table:table-cell office:value-type="float" office:value="955.726" calcext:value-type="float">
            <text:p>955.7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2520" calcext:value-type="float">
            <text:p>132520</text:p>
          </table:table-cell>
          <table:table-cell office:value-type="float" office:value="1113.98" calcext:value-type="float">
            <text:p>1113.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045" calcext:value-type="float">
            <text:p>110045</text:p>
          </table:table-cell>
          <table:table-cell office:value-type="float" office:value="1303.36" calcext:value-type="float">
            <text:p>1303.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7664.7" calcext:value-type="float">
            <text:p>77664.7</text:p>
          </table:table-cell>
          <table:table-cell office:value-type="float" office:value="2068.29" calcext:value-type="float">
            <text:p>2068.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725.8" calcext:value-type="float">
            <text:p>74725.8</text:p>
          </table:table-cell>
          <table:table-cell office:value-type="float" office:value="867.427" calcext:value-type="float">
            <text:p>867.4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317" calcext:value-type="float">
            <text:p>103317</text:p>
          </table:table-cell>
          <table:table-cell office:value-type="float" office:value="1571.46" calcext:value-type="float">
            <text:p>1571.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194" calcext:value-type="float">
            <text:p>117194</text:p>
          </table:table-cell>
          <table:table-cell office:value-type="float" office:value="1238.9" calcext:value-type="float">
            <text:p>1238.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282.3" calcext:value-type="float">
            <text:p>95282.3</text:p>
          </table:table-cell>
          <table:table-cell office:value-type="float" office:value="1343.43" calcext:value-type="float">
            <text:p>1343.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678" calcext:value-type="float">
            <text:p>128678</text:p>
          </table:table-cell>
          <table:table-cell office:value-type="float" office:value="1428.26" calcext:value-type="float">
            <text:p>1428.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3337" calcext:value-type="float">
            <text:p>313337</text:p>
          </table:table-cell>
          <table:table-cell office:value-type="float" office:value="1520.54" calcext:value-type="float">
            <text:p>1520.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257" calcext:value-type="float">
            <text:p>122257</text:p>
          </table:table-cell>
          <table:table-cell office:value-type="float" office:value="2431.45" calcext:value-type="float">
            <text:p>2431.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3528" calcext:value-type="float">
            <text:p>143528</text:p>
          </table:table-cell>
          <table:table-cell office:value-type="float" office:value="2678.79" calcext:value-type="float">
            <text:p>2678.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995" calcext:value-type="float">
            <text:p>119995</text:p>
          </table:table-cell>
          <table:table-cell office:value-type="float" office:value="1269.43" calcext:value-type="float">
            <text:p>1269.43</text:p>
          </table:table-cell>
        </table:table-row>
      </table:table>
      <table:table table:name="80 80 80 10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498" calcext:value-type="float">
            <text:p>5.4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.832" calcext:value-type="float">
            <text:p>2.8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885" calcext:value-type="float">
            <text:p>3.8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.659" calcext:value-type="float">
            <text:p>6.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877" calcext:value-type="float">
            <text:p>4.8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756" calcext:value-type="float">
            <text:p>4.7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134" calcext:value-type="float">
            <text:p>6.1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.883" calcext:value-type="float">
            <text:p>5.8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698" calcext:value-type="float">
            <text:p>9.6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.289" calcext:value-type="float">
            <text:p>7.2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.556" calcext:value-type="float">
            <text:p>11.5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.715" calcext:value-type="float">
            <text:p>7.7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.122" calcext:value-type="float">
            <text:p>20.1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.769" calcext:value-type="float">
            <text:p>20.7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.64" calcext:value-type="float">
            <text:p>15.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8.514" calcext:value-type="float">
            <text:p>28.5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3.383" calcext:value-type="float">
            <text:p>43.3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3.402" calcext:value-type="float">
            <text:p>13.4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6.306" calcext:value-type="float">
            <text:p>26.3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.783" calcext:value-type="float">
            <text:p>24.7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5.602" calcext:value-type="float">
            <text:p>35.6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2.302" calcext:value-type="float">
            <text:p>32.3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2.665" calcext:value-type="float">
            <text:p>32.6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8.503" calcext:value-type="float">
            <text:p>38.5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8.611" calcext:value-type="float">
            <text:p>38.6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5.299" calcext:value-type="float">
            <text:p>35.2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2.685" calcext:value-type="float">
            <text:p>92.6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1.86" calcext:value-type="float">
            <text:p>91.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5.824" calcext:value-type="float">
            <text:p>145.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4.467" calcext:value-type="float">
            <text:p>114.4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.396" calcext:value-type="float">
            <text:p>87.3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5.439" calcext:value-type="float">
            <text:p>105.4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9.555" calcext:value-type="float">
            <text:p>89.5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79.799" calcext:value-type="float">
            <text:p>79.7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4.224" calcext:value-type="float">
            <text:p>134.2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9.586" calcext:value-type="float">
            <text:p>139.5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5.264" calcext:value-type="float">
            <text:p>75.2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9.195" calcext:value-type="float">
            <text:p>69.1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1.063" calcext:value-type="float">
            <text:p>111.0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2.092" calcext:value-type="float">
            <text:p>92.0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3.531" calcext:value-type="float">
            <text:p>73.5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2.723" calcext:value-type="float">
            <text:p>102.7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6.128" calcext:value-type="float">
            <text:p>96.1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9.523" calcext:value-type="float">
            <text:p>229.5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7.752" calcext:value-type="float">
            <text:p>147.7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4.711" calcext:value-type="float">
            <text:p>94.7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1.659" calcext:value-type="float">
            <text:p>271.6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2.455" calcext:value-type="float">
            <text:p>132.4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0.646" calcext:value-type="float">
            <text:p>200.6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5.502" calcext:value-type="float">
            <text:p>175.5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25.493" calcext:value-type="float">
            <text:p>325.4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8.101" calcext:value-type="float">
            <text:p>188.1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2.469" calcext:value-type="float">
            <text:p>162.4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23.736" calcext:value-type="float">
            <text:p>223.7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5.132" calcext:value-type="float">
            <text:p>205.1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8.381" calcext:value-type="float">
            <text:p>218.3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13.95" calcext:value-type="float">
            <text:p>313.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92.839" calcext:value-type="float">
            <text:p>592.8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60.605" calcext:value-type="float">
            <text:p>260.6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39.211" calcext:value-type="float">
            <text:p>339.2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9.005" calcext:value-type="float">
            <text:p>259.0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3.703" calcext:value-type="float">
            <text:p>213.7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66.952" calcext:value-type="float">
            <text:p>266.9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36.988" calcext:value-type="float">
            <text:p>636.9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3.389" calcext:value-type="float">
            <text:p>293.3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58.151" calcext:value-type="float">
            <text:p>558.1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33.647" calcext:value-type="float">
            <text:p>433.6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53.673" calcext:value-type="float">
            <text:p>453.6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59.998" calcext:value-type="float">
            <text:p>359.9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17.749" calcext:value-type="float">
            <text:p>417.7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1.479" calcext:value-type="float">
            <text:p>281.4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6.989" calcext:value-type="float">
            <text:p>246.9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80.591" calcext:value-type="float">
            <text:p>380.5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16.639" calcext:value-type="float">
            <text:p>816.6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78.239" calcext:value-type="float">
            <text:p>878.2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16.633" calcext:value-type="float">
            <text:p>416.6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36.849" calcext:value-type="float">
            <text:p>436.8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19.759" calcext:value-type="float">
            <text:p>319.7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51.793" calcext:value-type="float">
            <text:p>551.7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7.867" calcext:value-type="float">
            <text:p>677.8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25.559" calcext:value-type="float">
            <text:p>625.5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49.897" calcext:value-type="float">
            <text:p>549.8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80.808" calcext:value-type="float">
            <text:p>880.8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86.3" calcext:value-type="float">
            <text:p>686.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97.526" calcext:value-type="float">
            <text:p>497.5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25.366" calcext:value-type="float">
            <text:p>425.3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9.529" calcext:value-type="float">
            <text:p>739.5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5.759" calcext:value-type="float">
            <text:p>645.759</text:p>
          </table:table-cell>
        </table:table-row>
      </table:table>
      <table:table table:name="80 80 80 50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  <table:table-cell office:value-type="string" calcext:value-type="string">
            <text:p>Vecindad 1</text:p>
          </table:table-cell>
          <table:table-cell office:value-type="string" calcext:value-type="string">
            <text:p>Vecindad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686" calcext:value-type="float">
            <text:p>1.6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142" calcext:value-type="float">
            <text:p>1.1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.486" calcext:value-type="float">
            <text:p>2.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777" calcext:value-type="float">
            <text:p>2.7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035" calcext:value-type="float">
            <text:p>5.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959" calcext:value-type="float">
            <text:p>3.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.732" calcext:value-type="float">
            <text:p>7.7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951" calcext:value-type="float">
            <text:p>7.9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.154" calcext:value-type="float">
            <text:p>10.1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.325" calcext:value-type="float">
            <text:p>18.3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.998" calcext:value-type="float">
            <text:p>18.9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.393" calcext:value-type="float">
            <text:p>16.3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8.163" calcext:value-type="float">
            <text:p>28.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.626" calcext:value-type="float">
            <text:p>18.6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1.48" calcext:value-type="float">
            <text:p>61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5.955" calcext:value-type="float">
            <text:p>45.9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9.026" calcext:value-type="float">
            <text:p>49.0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3.657" calcext:value-type="float">
            <text:p>53.6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4.354" calcext:value-type="float">
            <text:p>64.3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0.975" calcext:value-type="float">
            <text:p>50.9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9.79" calcext:value-type="float">
            <text:p>59.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.392" calcext:value-type="float">
            <text:p>63.3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8.101" calcext:value-type="float">
            <text:p>138.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3.119" calcext:value-type="float">
            <text:p>113.1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1.755" calcext:value-type="float">
            <text:p>131.7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4.537" calcext:value-type="float">
            <text:p>84.5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1.818" calcext:value-type="float">
            <text:p>201.8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4.694" calcext:value-type="float">
            <text:p>124.6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1.862" calcext:value-type="float">
            <text:p>171.8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7.491" calcext:value-type="float">
            <text:p>197.4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9.672" calcext:value-type="float">
            <text:p>179.6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37.737" calcext:value-type="float">
            <text:p>237.7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4.423" calcext:value-type="float">
            <text:p>154.4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2.371" calcext:value-type="float">
            <text:p>182.3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.388" calcext:value-type="float">
            <text:p>212.3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70.831" calcext:value-type="float">
            <text:p>170.8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62.396" calcext:value-type="float">
            <text:p>462.3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27.262" calcext:value-type="float">
            <text:p>327.2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5.009" calcext:value-type="float">
            <text:p>245.0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65.679" calcext:value-type="float">
            <text:p>265.6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79.095" calcext:value-type="float">
            <text:p>279.0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2.106" calcext:value-type="float">
            <text:p>312.1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52.501" calcext:value-type="float">
            <text:p>352.5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0.021" calcext:value-type="float">
            <text:p>300.0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99.797" calcext:value-type="float">
            <text:p>299.7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0.898" calcext:value-type="float">
            <text:p>300.8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82.162" calcext:value-type="float">
            <text:p>482.1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50.219" calcext:value-type="float">
            <text:p>750.2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06.881" calcext:value-type="float">
            <text:p>306.8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69.565" calcext:value-type="float">
            <text:p>769.5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50.034" calcext:value-type="float">
            <text:p>450.0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56.385" calcext:value-type="float">
            <text:p>456.3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00.67" calcext:value-type="float">
            <text:p>600.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91.517" calcext:value-type="float">
            <text:p>891.5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09.37" calcext:value-type="float">
            <text:p>1009.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55.748" calcext:value-type="float">
            <text:p>855.7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88.807" calcext:value-type="float">
            <text:p>488.8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90.866" calcext:value-type="float">
            <text:p>990.8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61.903" calcext:value-type="float">
            <text:p>961.9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72.57" calcext:value-type="float">
            <text:p>1272.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20.067" calcext:value-type="float">
            <text:p>720.0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57.046" calcext:value-type="float">
            <text:p>957.0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02.281" calcext:value-type="float">
            <text:p>902.2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98.667" calcext:value-type="float">
            <text:p>698.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93.78" calcext:value-type="float">
            <text:p>1893.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72.444" calcext:value-type="float">
            <text:p>872.4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902.07" calcext:value-type="float">
            <text:p>1902.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91.78" calcext:value-type="float">
            <text:p>1591.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418.17" calcext:value-type="float">
            <text:p>2418.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31.47" calcext:value-type="float">
            <text:p>1531.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50.96" calcext:value-type="float">
            <text:p>1850.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37.15" calcext:value-type="float">
            <text:p>2037.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54.36" calcext:value-type="float">
            <text:p>1154.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68.23" calcext:value-type="float">
            <text:p>1868.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03.42" calcext:value-type="float">
            <text:p>2503.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81.15" calcext:value-type="float">
            <text:p>1081.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70.54" calcext:value-type="float">
            <text:p>1270.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02.57" calcext:value-type="float">
            <text:p>2402.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706.97" calcext:value-type="float">
            <text:p>2706.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99.73" calcext:value-type="float">
            <text:p>1499.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26.62" calcext:value-type="float">
            <text:p>1626.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44.83" calcext:value-type="float">
            <text:p>2144.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48.79" calcext:value-type="float">
            <text:p>1548.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05.67" calcext:value-type="float">
            <text:p>2505.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88.58" calcext:value-type="float">
            <text:p>1488.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30.06" calcext:value-type="float">
            <text:p>2030.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497.2" calcext:value-type="float">
            <text:p>2497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70.76" calcext:value-type="float">
            <text:p>3570.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907.88" calcext:value-type="float">
            <text:p>2907.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02.91" calcext:value-type="float">
            <text:p>3002.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38.6" calcext:value-type="float">
            <text:p>1838.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095.01" calcext:value-type="float">
            <text:p>5095.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275.76" calcext:value-type="float">
            <text:p>2275.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23.86" calcext:value-type="float">
            <text:p>2323.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79.42" calcext:value-type="float">
            <text:p>2079.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57.65" calcext:value-type="float">
            <text:p>1857.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068.97" calcext:value-type="float">
            <text:p>5068.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61.94" calcext:value-type="float">
            <text:p>3661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02:57:09.006396277</meta:creation-date>
    <dc:date>2014-11-21T04:29:00.546926148</dc:date>
    <meta:editing-duration>PT15M49S</meta:editing-duration>
    <meta:editing-cycles>4</meta:editing-cycles>
    <meta:generator>LibreOffice/4.2.3.3$Linux_X86_64 LibreOffice_project/420m0$Build-3</meta:generator>
    <meta:document-statistic meta:table-count="4" meta:cell-count="16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94cm" svg:y="0.316cm" chart:style-name="ch2">
          <text:p>Calidad de las soluciones utilizando distintas vecindades</text:p>
        </chart:title>
        <chart:subtitle svg:x="1.897cm" svg:y="1.301cm" chart:style-name="ch3">
          <text:p>alfa = 20%, beta = 20%, gamma = 20% y el algoritmo se detiene luego
 de 10 iteraciones seguidas sin mejoras</text:p>
        </chart:subtitle>
        <chart:legend chart:legend-position="end" svg:x="12.963cm" svg:y="3.952cm" style:legend-expansion="high" chart:style-name="ch4"/>
        <chart:plot-area chart:style-name="ch5" table:cell-range-address="'20 20 20 10'.A1:'20 20 20 10'.C101" chart:data-source-has-labels="row" svg:x="1.331cm" svg:y="2.846cm" svg:width="10.992cm" svg:height="4.993cm">
          <chartooo:coordinate-region svg:x="1.952cm" svg:y="3.046cm" svg:width="10.091cm" svg:height="4.146cm"/>
          <chart:axis chart:dimension="x" chart:name="primary-x" chart:style-name="ch6">
            <chart:title svg:x="5.156cm" svg:y="8.019cm" chart:style-name="ch7">
              <text:p>Cantidad de nodos (n)</text:p>
            </chart:title>
          </chart:axis>
          <chart:axis chart:dimension="y" chart:name="primary-y" chart:style-name="ch8">
            <chart:title svg:x="0.451cm" svg:y="7.754cm" chart:style-name="ch9">
              <text:p>Suma de los pesos intrapartición</text:p>
            </chart:title>
            <chart:grid chart:style-name="ch10" chart:class="major"/>
          </chart:axis>
          <chart:series chart:style-name="ch11" chart:values-cell-range-address="'20 20 20 10'.B2:'20 20 20 10'.B101" chart:label-cell-address="'20 20 20 10'.B1:'20 20 20 10'.B1" chart:class="chart:scatter">
            <chart:domain table:cell-range-address="'20 20 20 10'.A2:'20 20 20 10'.A101"/>
            <chart:data-point chart:repeated="100"/>
          </chart:series>
          <chart:series chart:style-name="ch12" chart:values-cell-range-address="'20 20 20 10'.C2:'20 20 20 10'.C101" chart:label-cell-address="'20 20 20 10'.C1:'20 20 20 10'.C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cindad 1</text:p>
                <draw:g>
                  <svg:desc>'20 20 20 10'.B1:'20 20 20 10'.B1</svg:desc>
                </draw:g>
              </table:table-cell>
              <table:table-cell office:value-type="string">
                <text:p>Vecindad 2</text:p>
                <draw:g>
                  <svg:desc>'20 20 20 10'.C1:'20 20 20 1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20 20 10'.A2:'20 20 20 10'.A101</svg:desc>
                </draw:g>
              </table:table-cell>
              <table:table-cell office:value-type="float" office:value="0">
                <text:p>0</text:p>
                <draw:g>
                  <svg:desc>'20 20 20 10'.B2:'20 20 20 10'.B101</svg:desc>
                </draw:g>
              </table:table-cell>
              <table:table-cell office:value-type="float" office:value="0">
                <text:p>0</text:p>
                <draw:g>
                  <svg:desc>'20 20 20 10'.C2:'20 20 20 1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2.796cm" svg:y="0.316cm" chart:style-name="ch2">
          <text:p>Tiempo de ejecución utilizando distintas vecindades</text:p>
        </chart:title>
        <chart:subtitle svg:x="1.896cm" svg:y="1.275cm" chart:style-name="ch3">
          <text:p>alfa = 20%, beta = 20%, gamma = 20% y el algoritmo se detiene luego
 de 10 iteraciones seguidas sin mejoras</text:p>
        </chart:subtitle>
        <chart:legend chart:legend-position="end" svg:x="13.55cm" svg:y="3.955cm" style:legend-expansion="high" chart:style-name="ch4"/>
        <chart:plot-area chart:style-name="ch5" table:cell-range-address="'20 20 20 10'.A2:'20 20 20 10'.A101 '20 20 20 10'.D1:'20 20 20 10'.E101" chart:data-source-has-labels="row" svg:x="1.33cm" svg:y="2.846cm" svg:width="11.582cm" svg:height="4.999cm">
          <chartooo:coordinate-region svg:x="2.507cm" svg:y="3.045cm" svg:width="10.126cm" svg:height="4.153cm"/>
          <chart:axis chart:dimension="x" chart:name="primary-x" chart:style-name="ch6">
            <chart:title svg:x="5.45cm" svg:y="8.025cm" chart:style-name="ch7">
              <text:p>Cantidad de nodos (n)</text:p>
            </chart:title>
          </chart:axis>
          <chart:axis chart:dimension="y" chart:name="primary-y" chart:style-name="ch6">
            <chart:title svg:x="0.451cm" svg:y="7.162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'20 20 20 10'.D2:'20 20 20 10'.D101" chart:label-cell-address="'20 20 20 10'.D1:'20 20 20 10'.D1" chart:class="chart:scatter">
            <chart:domain table:cell-range-address="'20 20 20 10'.A2:'20 20 20 10'.A101"/>
            <chart:data-point chart:repeated="100"/>
          </chart:series>
          <chart:series chart:style-name="ch11" chart:values-cell-range-address="'20 20 20 10'.E2:'20 20 20 10'.E101" chart:label-cell-address="'20 20 20 10'.E1:'20 20 20 10'.E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cindad 1</text:p>
                <draw:g>
                  <svg:desc>'20 20 20 10'.D1:'20 20 20 10'.D1</svg:desc>
                </draw:g>
              </table:table-cell>
              <table:table-cell office:value-type="string">
                <text:p>Vecindad 2</text:p>
                <draw:g>
                  <svg:desc>'20 20 20 10'.E1:'20 20 20 1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20 20 10'.A2:'20 20 20 10'.A101</svg:desc>
                </draw:g>
              </table:table-cell>
              <table:table-cell office:value-type="float" office:value="0.089">
                <text:p>0.089</text:p>
                <draw:g>
                  <svg:desc>'20 20 20 10'.D2:'20 20 20 10'.D101</svg:desc>
                </draw:g>
              </table:table-cell>
              <table:table-cell office:value-type="float" office:value="0.16">
                <text:p>0.16</text:p>
                <draw:g>
                  <svg:desc>'20 20 20 10'.E2:'20 20 20 10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92">
                <text:p>0.192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14">
                <text:p>0.414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3">
                <text:p>0.743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66">
                <text:p>0.966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477">
                <text:p>2.477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239">
                <text:p>3.239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222">
                <text:p>5.22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27">
                <text:p>6.027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254">
                <text:p>24.254</text:p>
              </table:table-cell>
              <table:table-cell office:value-type="float" office:value="4.342">
                <text:p>4.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082">
                <text:p>14.082</text:p>
              </table:table-cell>
              <table:table-cell office:value-type="float" office:value="2.186">
                <text:p>2.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.035">
                <text:p>23.035</text:p>
              </table:table-cell>
              <table:table-cell office:value-type="float" office:value="3.957">
                <text:p>3.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6.306">
                <text:p>26.30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1.085">
                <text:p>91.085</text:p>
              </table:table-cell>
              <table:table-cell office:value-type="float" office:value="4.995">
                <text:p>4.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7.212">
                <text:p>27.212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6.538">
                <text:p>56.538</text:p>
              </table:table-cell>
              <table:table-cell office:value-type="float" office:value="9.903">
                <text:p>9.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6.537">
                <text:p>66.537</text:p>
              </table:table-cell>
              <table:table-cell office:value-type="float" office:value="5.869">
                <text:p>5.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4.205">
                <text:p>74.205</text:p>
              </table:table-cell>
              <table:table-cell office:value-type="float" office:value="8.372">
                <text:p>8.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6.123">
                <text:p>126.123</text:p>
              </table:table-cell>
              <table:table-cell office:value-type="float" office:value="10.245">
                <text:p>10.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5.089">
                <text:p>155.089</text:p>
              </table:table-cell>
              <table:table-cell office:value-type="float" office:value="5.419">
                <text:p>5.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6.744">
                <text:p>136.744</text:p>
              </table:table-cell>
              <table:table-cell office:value-type="float" office:value="7.901">
                <text:p>7.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5.061">
                <text:p>265.06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6.583">
                <text:p>286.583</text:p>
              </table:table-cell>
              <table:table-cell office:value-type="float" office:value="7.629">
                <text:p>7.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3.204">
                <text:p>233.204</text:p>
              </table:table-cell>
              <table:table-cell office:value-type="float" office:value="15.405">
                <text:p>15.4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38.864">
                <text:p>338.864</text:p>
              </table:table-cell>
              <table:table-cell office:value-type="float" office:value="8.994">
                <text:p>8.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74.67">
                <text:p>374.67</text:p>
              </table:table-cell>
              <table:table-cell office:value-type="float" office:value="16.941">
                <text:p>16.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63.384">
                <text:p>363.384</text:p>
              </table:table-cell>
              <table:table-cell office:value-type="float" office:value="14.464">
                <text:p>14.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11.25">
                <text:p>411.25</text:p>
              </table:table-cell>
              <table:table-cell office:value-type="float" office:value="28.194">
                <text:p>28.1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66.392">
                <text:p>666.392</text:p>
              </table:table-cell>
              <table:table-cell office:value-type="float" office:value="24.031">
                <text:p>24.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88.225">
                <text:p>388.225</text:p>
              </table:table-cell>
              <table:table-cell office:value-type="float" office:value="18.313">
                <text:p>18.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33.721">
                <text:p>433.721</text:p>
              </table:table-cell>
              <table:table-cell office:value-type="float" office:value="19.605">
                <text:p>19.6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56.81">
                <text:p>1056.81</text:p>
              </table:table-cell>
              <table:table-cell office:value-type="float" office:value="22.964">
                <text:p>22.9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22.632">
                <text:p>522.632</text:p>
              </table:table-cell>
              <table:table-cell office:value-type="float" office:value="23.113">
                <text:p>23.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55.799">
                <text:p>955.799</text:p>
              </table:table-cell>
              <table:table-cell office:value-type="float" office:value="38.908">
                <text:p>38.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45.1">
                <text:p>545.1</text:p>
              </table:table-cell>
              <table:table-cell office:value-type="float" office:value="25.092">
                <text:p>25.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23.68">
                <text:p>1423.68</text:p>
              </table:table-cell>
              <table:table-cell office:value-type="float" office:value="47.695">
                <text:p>47.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38.543">
                <text:p>738.543</text:p>
              </table:table-cell>
              <table:table-cell office:value-type="float" office:value="32.743">
                <text:p>32.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18.81">
                <text:p>1918.81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21.88">
                <text:p>1621.88</text:p>
              </table:table-cell>
              <table:table-cell office:value-type="float" office:value="24.762">
                <text:p>24.7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40.33">
                <text:p>1540.33</text:p>
              </table:table-cell>
              <table:table-cell office:value-type="float" office:value="45.27">
                <text:p>45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13.73">
                <text:p>1213.73</text:p>
              </table:table-cell>
              <table:table-cell office:value-type="float" office:value="37.22">
                <text:p>37.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52.97">
                <text:p>1452.97</text:p>
              </table:table-cell>
              <table:table-cell office:value-type="float" office:value="27.283">
                <text:p>27.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26.84">
                <text:p>2026.84</text:p>
              </table:table-cell>
              <table:table-cell office:value-type="float" office:value="37.073">
                <text:p>37.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89.94">
                <text:p>2589.94</text:p>
              </table:table-cell>
              <table:table-cell office:value-type="float" office:value="51.982">
                <text:p>51.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216.05">
                <text:p>2216.05</text:p>
              </table:table-cell>
              <table:table-cell office:value-type="float" office:value="50.576">
                <text:p>50.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189.85">
                <text:p>2189.85</text:p>
              </table:table-cell>
              <table:table-cell office:value-type="float" office:value="53.406">
                <text:p>53.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70.71">
                <text:p>1370.71</text:p>
              </table:table-cell>
              <table:table-cell office:value-type="float" office:value="33.24">
                <text:p>33.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923.15">
                <text:p>1923.15</text:p>
              </table:table-cell>
              <table:table-cell office:value-type="float" office:value="39.771">
                <text:p>39.7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80.79">
                <text:p>2880.79</text:p>
              </table:table-cell>
              <table:table-cell office:value-type="float" office:value="38.972">
                <text:p>38.9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288.78">
                <text:p>2288.78</text:p>
              </table:table-cell>
              <table:table-cell office:value-type="float" office:value="54.647">
                <text:p>54.6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124.12">
                <text:p>2124.12</text:p>
              </table:table-cell>
              <table:table-cell office:value-type="float" office:value="44.346">
                <text:p>44.3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003.1">
                <text:p>5003.1</text:p>
              </table:table-cell>
              <table:table-cell office:value-type="float" office:value="52.908">
                <text:p>52.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08.53">
                <text:p>1508.53</text:p>
              </table:table-cell>
              <table:table-cell office:value-type="float" office:value="91.486">
                <text:p>91.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477.58">
                <text:p>3477.58</text:p>
              </table:table-cell>
              <table:table-cell office:value-type="float" office:value="60.821">
                <text:p>60.8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142.32">
                <text:p>3142.32</text:p>
              </table:table-cell>
              <table:table-cell office:value-type="float" office:value="45.792">
                <text:p>45.7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606.85">
                <text:p>4606.85</text:p>
              </table:table-cell>
              <table:table-cell office:value-type="float" office:value="65.894">
                <text:p>65.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401.21">
                <text:p>2401.21</text:p>
              </table:table-cell>
              <table:table-cell office:value-type="float" office:value="110.154">
                <text:p>110.1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866.84">
                <text:p>2866.84</text:p>
              </table:table-cell>
              <table:table-cell office:value-type="float" office:value="83.642">
                <text:p>83.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389.5">
                <text:p>3389.5</text:p>
              </table:table-cell>
              <table:table-cell office:value-type="float" office:value="80.606">
                <text:p>80.6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25.52">
                <text:p>5525.52</text:p>
              </table:table-cell>
              <table:table-cell office:value-type="float" office:value="103.168">
                <text:p>103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47.97">
                <text:p>6147.97</text:p>
              </table:table-cell>
              <table:table-cell office:value-type="float" office:value="187.647">
                <text:p>187.6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182.55">
                <text:p>5182.55</text:p>
              </table:table-cell>
              <table:table-cell office:value-type="float" office:value="78.137">
                <text:p>78.1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147.76">
                <text:p>7147.76</text:p>
              </table:table-cell>
              <table:table-cell office:value-type="float" office:value="265.581">
                <text:p>265.5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216.6">
                <text:p>10216.6</text:p>
              </table:table-cell>
              <table:table-cell office:value-type="float" office:value="120.246">
                <text:p>120.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275.79">
                <text:p>5275.79</text:p>
              </table:table-cell>
              <table:table-cell office:value-type="float" office:value="81.218">
                <text:p>81.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477.41">
                <text:p>6477.41</text:p>
              </table:table-cell>
              <table:table-cell office:value-type="float" office:value="209.373">
                <text:p>209.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60.29">
                <text:p>9060.29</text:p>
              </table:table-cell>
              <table:table-cell office:value-type="float" office:value="94.637">
                <text:p>94.6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345.3">
                <text:p>12345.3</text:p>
              </table:table-cell>
              <table:table-cell office:value-type="float" office:value="258.884">
                <text:p>258.8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459.02">
                <text:p>7459.02</text:p>
              </table:table-cell>
              <table:table-cell office:value-type="float" office:value="113.089">
                <text:p>113.0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228.9">
                <text:p>15228.9</text:p>
              </table:table-cell>
              <table:table-cell office:value-type="float" office:value="118.121">
                <text:p>118.1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110.91">
                <text:p>8110.91</text:p>
              </table:table-cell>
              <table:table-cell office:value-type="float" office:value="235.824">
                <text:p>235.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771.6">
                <text:p>6771.6</text:p>
              </table:table-cell>
              <table:table-cell office:value-type="float" office:value="156.467">
                <text:p>156.4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033.71">
                <text:p>8033.71</text:p>
              </table:table-cell>
              <table:table-cell office:value-type="float" office:value="132.035">
                <text:p>132.0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626.6">
                <text:p>12626.6</text:p>
              </table:table-cell>
              <table:table-cell office:value-type="float" office:value="228.774">
                <text:p>228.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895.87">
                <text:p>6895.87</text:p>
              </table:table-cell>
              <table:table-cell office:value-type="float" office:value="180.516">
                <text:p>180.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155.5">
                <text:p>14155.5</text:p>
              </table:table-cell>
              <table:table-cell office:value-type="float" office:value="303.786">
                <text:p>303.7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4782.5">
                <text:p>24782.5</text:p>
              </table:table-cell>
              <table:table-cell office:value-type="float" office:value="178.006">
                <text:p>178.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8494.4">
                <text:p>18494.4</text:p>
              </table:table-cell>
              <table:table-cell office:value-type="float" office:value="187.117">
                <text:p>187.1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652.1">
                <text:p>13652.1</text:p>
              </table:table-cell>
              <table:table-cell office:value-type="float" office:value="252.146">
                <text:p>252.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3411.9">
                <text:p>23411.9</text:p>
              </table:table-cell>
              <table:table-cell office:value-type="float" office:value="295.332">
                <text:p>295.3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995.3">
                <text:p>14995.3</text:p>
              </table:table-cell>
              <table:table-cell office:value-type="float" office:value="176.228">
                <text:p>176.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0270">
                <text:p>30270</text:p>
              </table:table-cell>
              <table:table-cell office:value-type="float" office:value="191.13">
                <text:p>191.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7941.5">
                <text:p>17941.5</text:p>
              </table:table-cell>
              <table:table-cell office:value-type="float" office:value="217.94">
                <text:p>217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3061.6">
                <text:p>23061.6</text:p>
              </table:table-cell>
              <table:table-cell office:value-type="float" office:value="441.833">
                <text:p>441.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422.7">
                <text:p>21422.7</text:p>
              </table:table-cell>
              <table:table-cell office:value-type="float" office:value="186.187">
                <text:p>186.1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3298.1">
                <text:p>23298.1</text:p>
              </table:table-cell>
              <table:table-cell office:value-type="float" office:value="190.868">
                <text:p>190.8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7229.3">
                <text:p>17229.3</text:p>
              </table:table-cell>
              <table:table-cell office:value-type="float" office:value="160.091">
                <text:p>160.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8706.9">
                <text:p>28706.9</text:p>
              </table:table-cell>
              <table:table-cell office:value-type="float" office:value="294.044">
                <text:p>294.0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7986.8">
                <text:p>17986.8</text:p>
              </table:table-cell>
              <table:table-cell office:value-type="float" office:value="419.918">
                <text:p>419.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3943.6">
                <text:p>33943.6</text:p>
              </table:table-cell>
              <table:table-cell office:value-type="float" office:value="326.033">
                <text:p>326.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2978.6">
                <text:p>32978.6</text:p>
              </table:table-cell>
              <table:table-cell office:value-type="float" office:value="177.264">
                <text:p>177.2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3765.2">
                <text:p>53765.2</text:p>
              </table:table-cell>
              <table:table-cell office:value-type="float" office:value="229.287">
                <text:p>229.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6559.8">
                <text:p>46559.8</text:p>
              </table:table-cell>
              <table:table-cell office:value-type="float" office:value="327.123">
                <text:p>327.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146">
                <text:p>24146</text:p>
              </table:table-cell>
              <table:table-cell office:value-type="float" office:value="260.465">
                <text:p>260.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4783.1">
                <text:p>24783.1</text:p>
              </table:table-cell>
              <table:table-cell office:value-type="float" office:value="299.785">
                <text:p>299.7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5130.8">
                <text:p>25130.8</text:p>
              </table:table-cell>
              <table:table-cell office:value-type="float" office:value="303.135">
                <text:p>303.1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7457.3">
                <text:p>37457.3</text:p>
              </table:table-cell>
              <table:table-cell office:value-type="float" office:value="373.192">
                <text:p>373.1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1561.7">
                <text:p>31561.7</text:p>
              </table:table-cell>
              <table:table-cell office:value-type="float" office:value="442.41">
                <text:p>442.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9545">
                <text:p>29545</text:p>
              </table:table-cell>
              <table:table-cell office:value-type="float" office:value="285.18">
                <text:p>285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94cm" svg:y="0.316cm" chart:style-name="ch2">
          <text:p>Calidad de las soluciones utilizando distintas vecindades</text:p>
        </chart:title>
        <chart:subtitle svg:x="1.897cm" svg:y="1.301cm" chart:style-name="ch3">
          <text:p>alfa = 20%, beta = 20%, gamma = 20% y el algoritmo se detiene luego
 de 50 iteraciones sin mejoras</text:p>
        </chart:subtitle>
        <chart:legend chart:legend-position="end" svg:x="12.963cm" svg:y="3.952cm" style:legend-expansion="high" chart:style-name="ch4"/>
        <chart:plot-area chart:style-name="ch5" table:cell-range-address="'20 20 20 50'.A1:'20 20 20 50'.C101" chart:data-source-has-labels="row" svg:x="1.331cm" svg:y="2.846cm" svg:width="10.992cm" svg:height="4.993cm">
          <chartooo:coordinate-region svg:x="1.767cm" svg:y="3.045cm" svg:width="10.276cm" svg:height="4.147cm"/>
          <chart:axis chart:dimension="x" chart:name="primary-x" chart:style-name="ch6">
            <chart:title svg:x="5.156cm" svg:y="8.019cm" chart:style-name="ch7">
              <text:p>Cantidad de nodos (n)</text:p>
            </chart:title>
          </chart:axis>
          <chart:axis chart:dimension="y" chart:name="primary-y" chart:style-name="ch8">
            <chart:title svg:x="0.451cm" svg:y="7.754cm" chart:style-name="ch9">
              <text:p>Suma de los pesos intrapartición</text:p>
            </chart:title>
            <chart:grid chart:style-name="ch10" chart:class="major"/>
          </chart:axis>
          <chart:series chart:style-name="ch11" chart:values-cell-range-address="'20 20 20 50'.B2:'20 20 20 50'.B101" chart:label-cell-address="'20 20 20 50'.B1:'20 20 20 50'.B1" chart:class="chart:scatter">
            <chart:domain table:cell-range-address="'20 20 20 50'.A2:'20 20 20 50'.A101"/>
            <chart:data-point chart:repeated="100"/>
          </chart:series>
          <chart:series chart:style-name="ch12" chart:values-cell-range-address="'20 20 20 50'.C2:'20 20 20 50'.C101" chart:label-cell-address="'20 20 20 50'.C1:'20 20 20 50'.C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cindad 1</text:p>
                <draw:g>
                  <svg:desc>'20 20 20 50'.B1:'20 20 20 50'.B1</svg:desc>
                </draw:g>
              </table:table-cell>
              <table:table-cell office:value-type="string">
                <text:p>Vecindad 2</text:p>
                <draw:g>
                  <svg:desc>'20 20 20 50'.C1:'20 20 20 5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20 20 50'.A2:'20 20 20 50'.A101</svg:desc>
                </draw:g>
              </table:table-cell>
              <table:table-cell office:value-type="float" office:value="0">
                <text:p>0</text:p>
                <draw:g>
                  <svg:desc>'20 20 20 50'.B2:'20 20 20 50'.B101</svg:desc>
                </draw:g>
              </table:table-cell>
              <table:table-cell office:value-type="float" office:value="0">
                <text:p>0</text:p>
                <draw:g>
                  <svg:desc>'20 20 20 50'.C2:'20 20 20 5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1.46cm" svg:y="0.316cm" chart:style-name="ch2">
          <text:p>Tiempo de ejecución del algoritmo utilizando distintas vecindades</text:p>
        </chart:title>
        <chart:subtitle svg:x="1.896cm" svg:y="1.301cm" chart:style-name="ch3">
          <text:p>alfa = 20%, beta = 20%, gamma = 20% y el algoritmo se detiene luego
 de 50 iteraciones sin mejoras</text:p>
        </chart:subtitle>
        <chart:legend chart:legend-position="end" svg:x="13.55cm" svg:y="3.955cm" style:legend-expansion="high" chart:style-name="ch4"/>
        <chart:plot-area chart:style-name="ch5" table:cell-range-address="'20 20 20 50'.A2:'20 20 20 50'.A101 '20 20 20 50'.D1:'20 20 20 50'.E101" chart:data-source-has-labels="row" svg:x="1.33cm" svg:y="2.846cm" svg:width="11.582cm" svg:height="4.999cm">
          <chartooo:coordinate-region svg:x="2.692cm" svg:y="3.045cm" svg:width="9.94cm" svg:height="4.153cm"/>
          <chart:axis chart:dimension="x" chart:name="primary-x" chart:style-name="ch6">
            <chart:title svg:x="5.45cm" svg:y="8.025cm" chart:style-name="ch7">
              <text:p>Cantidad de nodos (n)</text:p>
            </chart:title>
          </chart:axis>
          <chart:axis chart:dimension="y" chart:name="primary-y" chart:style-name="ch6">
            <chart:title svg:x="0.451cm" svg:y="7.162cm" chart:style-name="ch8">
              <text:p>Tiempo en milisegundos</text:p>
            </chart:title>
            <chart:grid chart:style-name="ch9" chart:class="major"/>
          </chart:axis>
          <chart:series chart:style-name="ch10" chart:values-cell-range-address="'20 20 20 50'.D2:'20 20 20 50'.D101" chart:label-cell-address="'20 20 20 50'.D1:'20 20 20 50'.D1" chart:class="chart:scatter">
            <chart:domain table:cell-range-address="'20 20 20 50'.A2:'20 20 20 50'.A101"/>
            <chart:data-point chart:repeated="100"/>
          </chart:series>
          <chart:series chart:style-name="ch11" chart:values-cell-range-address="'20 20 20 50'.E2:'20 20 20 50'.E101" chart:label-cell-address="'20 20 20 50'.E1:'20 20 20 50'.E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cindad 1</text:p>
                <draw:g>
                  <svg:desc>'20 20 20 50'.D1:'20 20 20 50'.D1</svg:desc>
                </draw:g>
              </table:table-cell>
              <table:table-cell office:value-type="string">
                <text:p>Vecindad 2</text:p>
                <draw:g>
                  <svg:desc>'20 20 20 50'.E1:'20 20 20 5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20 20 50'.A2:'20 20 20 50'.A101</svg:desc>
                </draw:g>
              </table:table-cell>
              <table:table-cell office:value-type="float" office:value="0.248">
                <text:p>0.248</text:p>
                <draw:g>
                  <svg:desc>'20 20 20 50'.D2:'20 20 20 50'.D101</svg:desc>
                </draw:g>
              </table:table-cell>
              <table:table-cell office:value-type="float" office:value="0.525">
                <text:p>0.525</text:p>
                <draw:g>
                  <svg:desc>'20 20 20 50'.E2:'20 20 20 50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96">
                <text:p>0.79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94">
                <text:p>1.94</text:p>
              </table:table-cell>
              <table:table-cell office:value-type="float" office:value="2.111">
                <text:p>2.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983">
                <text:p>2.983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756">
                <text:p>2.756</text:p>
              </table:table-cell>
              <table:table-cell office:value-type="float" office:value="3.923">
                <text:p>3.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451">
                <text:p>3.451</text:p>
              </table:table-cell>
              <table:table-cell office:value-type="float" office:value="1.803">
                <text:p>1.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.683">
                <text:p>16.683</text:p>
              </table:table-cell>
              <table:table-cell office:value-type="float" office:value="4.447">
                <text:p>4.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691">
                <text:p>12.691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.37">
                <text:p>25.37</text:p>
              </table:table-cell>
              <table:table-cell office:value-type="float" office:value="6.197">
                <text:p>6.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.634">
                <text:p>28.634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2.399">
                <text:p>52.39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.442">
                <text:p>59.442</text:p>
              </table:table-cell>
              <table:table-cell office:value-type="float" office:value="11.787">
                <text:p>11.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7.394">
                <text:p>77.394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7.596">
                <text:p>127.596</text:p>
              </table:table-cell>
              <table:table-cell office:value-type="float" office:value="20.247">
                <text:p>20.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5.46">
                <text:p>195.46</text:p>
              </table:table-cell>
              <table:table-cell office:value-type="float" office:value="19.068">
                <text:p>19.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9.329">
                <text:p>219.329</text:p>
              </table:table-cell>
              <table:table-cell office:value-type="float" office:value="15.219">
                <text:p>15.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45.575">
                <text:p>445.575</text:p>
              </table:table-cell>
              <table:table-cell office:value-type="float" office:value="23.334">
                <text:p>23.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85.234">
                <text:p>385.234</text:p>
              </table:table-cell>
              <table:table-cell office:value-type="float" office:value="20.281">
                <text:p>20.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67.29">
                <text:p>367.29</text:p>
              </table:table-cell>
              <table:table-cell office:value-type="float" office:value="19.869">
                <text:p>19.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38.466">
                <text:p>338.466</text:p>
              </table:table-cell>
              <table:table-cell office:value-type="float" office:value="32.829">
                <text:p>32.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68.015">
                <text:p>768.015</text:p>
              </table:table-cell>
              <table:table-cell office:value-type="float" office:value="37.11">
                <text:p>37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34.415">
                <text:p>534.415</text:p>
              </table:table-cell>
              <table:table-cell office:value-type="float" office:value="27.632">
                <text:p>27.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21.398">
                <text:p>821.398</text:p>
              </table:table-cell>
              <table:table-cell office:value-type="float" office:value="41.627">
                <text:p>41.6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15.805">
                <text:p>615.805</text:p>
              </table:table-cell>
              <table:table-cell office:value-type="float" office:value="35.132">
                <text:p>35.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50.45">
                <text:p>1550.45</text:p>
              </table:table-cell>
              <table:table-cell office:value-type="float" office:value="50.126">
                <text:p>50.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24.42">
                <text:p>1024.42</text:p>
              </table:table-cell>
              <table:table-cell office:value-type="float" office:value="38.611">
                <text:p>38.6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45.9">
                <text:p>1645.9</text:p>
              </table:table-cell>
              <table:table-cell office:value-type="float" office:value="81.842">
                <text:p>81.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55.64">
                <text:p>1655.64</text:p>
              </table:table-cell>
              <table:table-cell office:value-type="float" office:value="93.807">
                <text:p>93.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540.87">
                <text:p>2540.87</text:p>
              </table:table-cell>
              <table:table-cell office:value-type="float" office:value="99.422">
                <text:p>99.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355.65">
                <text:p>2355.65</text:p>
              </table:table-cell>
              <table:table-cell office:value-type="float" office:value="109.194">
                <text:p>109.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25.74">
                <text:p>1925.74</text:p>
              </table:table-cell>
              <table:table-cell office:value-type="float" office:value="92.14">
                <text:p>92.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55.18">
                <text:p>1455.18</text:p>
              </table:table-cell>
              <table:table-cell office:value-type="float" office:value="89.524">
                <text:p>89.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742.67">
                <text:p>2742.67</text:p>
              </table:table-cell>
              <table:table-cell office:value-type="float" office:value="125.33">
                <text:p>125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884.53">
                <text:p>2884.53</text:p>
              </table:table-cell>
              <table:table-cell office:value-type="float" office:value="125.446">
                <text:p>125.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207.52">
                <text:p>2207.52</text:p>
              </table:table-cell>
              <table:table-cell office:value-type="float" office:value="90.881">
                <text:p>90.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20.99">
                <text:p>2820.99</text:p>
              </table:table-cell>
              <table:table-cell office:value-type="float" office:value="102.959">
                <text:p>102.9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031.26">
                <text:p>3031.26</text:p>
              </table:table-cell>
              <table:table-cell office:value-type="float" office:value="154.972">
                <text:p>154.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950.39">
                <text:p>4950.39</text:p>
              </table:table-cell>
              <table:table-cell office:value-type="float" office:value="230.426">
                <text:p>230.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629.2">
                <text:p>10629.2</text:p>
              </table:table-cell>
              <table:table-cell office:value-type="float" office:value="321.283">
                <text:p>321.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563.8">
                <text:p>5563.8</text:p>
              </table:table-cell>
              <table:table-cell office:value-type="float" office:value="134.877">
                <text:p>134.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086.37">
                <text:p>9086.37</text:p>
              </table:table-cell>
              <table:table-cell office:value-type="float" office:value="181.768">
                <text:p>181.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734.2">
                <text:p>10734.2</text:p>
              </table:table-cell>
              <table:table-cell office:value-type="float" office:value="241.499">
                <text:p>241.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683.74">
                <text:p>5683.74</text:p>
              </table:table-cell>
              <table:table-cell office:value-type="float" office:value="131.491">
                <text:p>131.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373.2">
                <text:p>12373.2</text:p>
              </table:table-cell>
              <table:table-cell office:value-type="float" office:value="259.661">
                <text:p>259.6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502.06">
                <text:p>6502.06</text:p>
              </table:table-cell>
              <table:table-cell office:value-type="float" office:value="342.827">
                <text:p>342.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2307.4">
                <text:p>12307.4</text:p>
              </table:table-cell>
              <table:table-cell office:value-type="float" office:value="260.027">
                <text:p>260.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499.52">
                <text:p>7499.52</text:p>
              </table:table-cell>
              <table:table-cell office:value-type="float" office:value="182.005">
                <text:p>182.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645.74">
                <text:p>5645.74</text:p>
              </table:table-cell>
              <table:table-cell office:value-type="float" office:value="135.709">
                <text:p>135.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8342.3">
                <text:p>18342.3</text:p>
              </table:table-cell>
              <table:table-cell office:value-type="float" office:value="199.073">
                <text:p>199.0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9085.3">
                <text:p>19085.3</text:p>
              </table:table-cell>
              <table:table-cell office:value-type="float" office:value="183.395">
                <text:p>183.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074.9">
                <text:p>11074.9</text:p>
              </table:table-cell>
              <table:table-cell office:value-type="float" office:value="351.274">
                <text:p>351.2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179">
                <text:p>10179</text:p>
              </table:table-cell>
              <table:table-cell office:value-type="float" office:value="177.352">
                <text:p>177.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560.4">
                <text:p>13560.4</text:p>
              </table:table-cell>
              <table:table-cell office:value-type="float" office:value="263.469">
                <text:p>263.4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234.3">
                <text:p>12234.3</text:p>
              </table:table-cell>
              <table:table-cell office:value-type="float" office:value="172.135">
                <text:p>172.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2592.9">
                <text:p>22592.9</text:p>
              </table:table-cell>
              <table:table-cell office:value-type="float" office:value="353.75">
                <text:p>353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410.3">
                <text:p>10410.3</text:p>
              </table:table-cell>
              <table:table-cell office:value-type="float" office:value="324.561">
                <text:p>324.5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3810.2">
                <text:p>23810.2</text:p>
              </table:table-cell>
              <table:table-cell office:value-type="float" office:value="789.979">
                <text:p>789.9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380.1">
                <text:p>32380.1</text:p>
              </table:table-cell>
              <table:table-cell office:value-type="float" office:value="537.943">
                <text:p>537.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862.6">
                <text:p>15862.6</text:p>
              </table:table-cell>
              <table:table-cell office:value-type="float" office:value="471.444">
                <text:p>471.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284.6">
                <text:p>20284.6</text:p>
              </table:table-cell>
              <table:table-cell office:value-type="float" office:value="410.086">
                <text:p>410.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6528.5">
                <text:p>16528.5</text:p>
              </table:table-cell>
              <table:table-cell office:value-type="float" office:value="671.431">
                <text:p>671.4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8389.1">
                <text:p>28389.1</text:p>
              </table:table-cell>
              <table:table-cell office:value-type="float" office:value="843.812">
                <text:p>843.8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1704.3">
                <text:p>21704.3</text:p>
              </table:table-cell>
              <table:table-cell office:value-type="float" office:value="733.831">
                <text:p>733.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203.4">
                <text:p>28203.4</text:p>
              </table:table-cell>
              <table:table-cell office:value-type="float" office:value="411.423">
                <text:p>411.4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2037.1">
                <text:p>62037.1</text:p>
              </table:table-cell>
              <table:table-cell office:value-type="float" office:value="728.178">
                <text:p>728.1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0012.4">
                <text:p>20012.4</text:p>
              </table:table-cell>
              <table:table-cell office:value-type="float" office:value="534.176">
                <text:p>534.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2383.4">
                <text:p>42383.4</text:p>
              </table:table-cell>
              <table:table-cell office:value-type="float" office:value="870.645">
                <text:p>870.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9121.5">
                <text:p>49121.5</text:p>
              </table:table-cell>
              <table:table-cell office:value-type="float" office:value="404.559">
                <text:p>404.5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5920.5">
                <text:p>55920.5</text:p>
              </table:table-cell>
              <table:table-cell office:value-type="float" office:value="534.698">
                <text:p>534.6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727.6">
                <text:p>68727.6</text:p>
              </table:table-cell>
              <table:table-cell office:value-type="float" office:value="729.983">
                <text:p>729.9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4265.1">
                <text:p>64265.1</text:p>
              </table:table-cell>
              <table:table-cell office:value-type="float" office:value="1010.03">
                <text:p>1010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0859.7">
                <text:p>50859.7</text:p>
              </table:table-cell>
              <table:table-cell office:value-type="float" office:value="627.99">
                <text:p>627.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9049.7">
                <text:p>59049.7</text:p>
              </table:table-cell>
              <table:table-cell office:value-type="float" office:value="658.855">
                <text:p>658.8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443.1">
                <text:p>74443.1</text:p>
              </table:table-cell>
              <table:table-cell office:value-type="float" office:value="847.884">
                <text:p>847.8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2534.5">
                <text:p>52534.5</text:p>
              </table:table-cell>
              <table:table-cell office:value-type="float" office:value="742.354">
                <text:p>742.3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6131.8">
                <text:p>56131.8</text:p>
              </table:table-cell>
              <table:table-cell office:value-type="float" office:value="1033.18">
                <text:p>1033.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5252.4">
                <text:p>45252.4</text:p>
              </table:table-cell>
              <table:table-cell office:value-type="float" office:value="661.478">
                <text:p>661.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2662.6">
                <text:p>62662.6</text:p>
              </table:table-cell>
              <table:table-cell office:value-type="float" office:value="673.081">
                <text:p>673.0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3874.6">
                <text:p>93874.6</text:p>
              </table:table-cell>
              <table:table-cell office:value-type="float" office:value="877.018">
                <text:p>877.0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0403">
                <text:p>200403</text:p>
              </table:table-cell>
              <table:table-cell office:value-type="float" office:value="1245.86">
                <text:p>1245.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9463">
                <text:p>109463</text:p>
              </table:table-cell>
              <table:table-cell office:value-type="float" office:value="854.228">
                <text:p>854.2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6111.9">
                <text:p>46111.9</text:p>
              </table:table-cell>
              <table:table-cell office:value-type="float" office:value="693.837">
                <text:p>693.8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469.8">
                <text:p>85469.8</text:p>
              </table:table-cell>
              <table:table-cell office:value-type="float" office:value="955.069">
                <text:p>955.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5978.4">
                <text:p>75978.4</text:p>
              </table:table-cell>
              <table:table-cell office:value-type="float" office:value="861.396">
                <text:p>861.3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59266">
                <text:p>159266</text:p>
              </table:table-cell>
              <table:table-cell office:value-type="float" office:value="1347.15">
                <text:p>1347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5535">
                <text:p>105535</text:p>
              </table:table-cell>
              <table:table-cell office:value-type="float" office:value="1281.45">
                <text:p>1281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3650.2">
                <text:p>93650.2</text:p>
              </table:table-cell>
              <table:table-cell office:value-type="float" office:value="1061.03">
                <text:p>1061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4433">
                <text:p>84433</text:p>
              </table:table-cell>
              <table:table-cell office:value-type="float" office:value="955.726">
                <text:p>955.7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2520">
                <text:p>132520</text:p>
              </table:table-cell>
              <table:table-cell office:value-type="float" office:value="1113.98">
                <text:p>1113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0045">
                <text:p>110045</text:p>
              </table:table-cell>
              <table:table-cell office:value-type="float" office:value="1303.36">
                <text:p>1303.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7664.7">
                <text:p>77664.7</text:p>
              </table:table-cell>
              <table:table-cell office:value-type="float" office:value="2068.29">
                <text:p>2068.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4725.8">
                <text:p>74725.8</text:p>
              </table:table-cell>
              <table:table-cell office:value-type="float" office:value="867.427">
                <text:p>867.4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3317">
                <text:p>103317</text:p>
              </table:table-cell>
              <table:table-cell office:value-type="float" office:value="1571.46">
                <text:p>1571.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7194">
                <text:p>117194</text:p>
              </table:table-cell>
              <table:table-cell office:value-type="float" office:value="1238.9">
                <text:p>1238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282.3">
                <text:p>95282.3</text:p>
              </table:table-cell>
              <table:table-cell office:value-type="float" office:value="1343.43">
                <text:p>1343.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8678">
                <text:p>128678</text:p>
              </table:table-cell>
              <table:table-cell office:value-type="float" office:value="1428.26">
                <text:p>1428.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13337">
                <text:p>313337</text:p>
              </table:table-cell>
              <table:table-cell office:value-type="float" office:value="1520.54">
                <text:p>1520.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2257">
                <text:p>122257</text:p>
              </table:table-cell>
              <table:table-cell office:value-type="float" office:value="2431.45">
                <text:p>2431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3528">
                <text:p>143528</text:p>
              </table:table-cell>
              <table:table-cell office:value-type="float" office:value="2678.79">
                <text:p>2678.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9995">
                <text:p>119995</text:p>
              </table:table-cell>
              <table:table-cell office:value-type="float" office:value="1269.43">
                <text:p>1269.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